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9">
            <text:p>9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8-22">
            <text:p>22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81">
            <text:p>8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date" office:date-value="2014-08-24">
            <text:p>24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.5">
            <text:p>12,5</text:p>
          </table:table-cell>
          <table:table-cell table:style-name="ce11" office:value-type="date" office:date-value="2014-08-25">
            <text:p>25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(+scrolling and picking of sentence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17">
            <text:p>17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books/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5.5">
            <text:p>5,5</text:p>
          </table:table-cell>
          <table:table-cell table:style-name="ce11" office:value-type="date" office:date-value="2014-08-13">
            <text:p>1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25">
            <text:p>25.08.14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50">
            <text:p>5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3">
            <text:p>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7">
            <text:p>17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60">
            <text:p>160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27.08.2014</text:date>, <text:time>00:4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6M42S</meta:editing-duration>
    <meta:editing-cycles>109</meta:editing-cycles>
    <meta:generator>OpenOffice/4.1.0$Win32 OpenOffice.org_project/410m18$Build-9764</meta:generator>
    <dc:date>2014-08-27T00:49:58.65</dc:date>
    <dc:creator>F S</dc:creator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